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8pt" style:font-size-asian="8pt" style:font-name-complex="Courier New"/>
    </style:style>
    <style:style style:name="P2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3" style:family="paragraph" style:parent-style-name="Standard">
      <style:paragraph-properties fo:margin-left="0cm" fo:margin-right="0cm" fo:text-indent="1.27cm" style:auto-text-indent="false"/>
    </style:style>
    <style:style style:name="P4" style:family="paragraph" style:parent-style-name="Standard">
      <style:paragraph-properties fo:margin-left="0cm" fo:margin-right="0cm" fo:text-indent="1.27cm" style:auto-text-indent="false"/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6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7" style:family="paragraph" style:parent-style-name="Название_20_объекта">
      <style:paragraph-properties fo:text-align="center" style:justify-single-word="false"/>
    </style:style>
    <style:style style:name="P8" style:family="paragraph" style:parent-style-name="Heading_20_1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New" fo:font-size="8pt" style:font-size-asian="8pt" style:font-name-complex="Courier New"/>
    </style:style>
    <style:style style:name="T4" style:family="text">
      <style:text-properties style:font-name="Courier New" fo:font-size="8pt" fo:language="en" fo:country="US" style:font-size-asian="8pt" style:font-name-complex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8" text:outline-level="1">сишные трюки<text:line-break/>(<text:span text:style-name="T1">13h</text:span> выпуск)</text:h>
      <text:p text:style-name="Standard">крис касперски ака мыщъх, <text:span text:style-name="T1">a.k.a. souriz</text:span>, <text:span text:style-name="T1">a.k.a. nezumi</text:span>, <text:span text:style-name="T1">no</text:span>-<text:span text:style-name="T1">email</text:span></text:p>
      <text:p text:style-name="P4"/>
      <text:p text:style-name="P6"><text:span text:style-name="T2">в прошлом выпуске мы говорили о том как упросить отладку. сегодня же займемся обратной задачей, сосредоточив свое внимание на анти-отладочных приемах, препятствующих взлому программ. сразу же предупредим — все они системно-зависимы и выходят за рамки классического Си, а потому: применять их или не применять — супер неоднозначный вопрос, но если вы все же их применяете, то эта статья научит вас применять их _правильно_</text:span></text:p>
      <text:h text:style-name="Heading_20_2" text:outline-level="2">трюк 1: самомодифицирующийся код</text:h>
      <text:p text:style-name="P5">Упрощенная стратегия создания самомодифицирующегося кода выглядит приблизительно так: 1) получаем указатель на "подопытную" функцию; 2) вычисляем размер функции, вычитая из указателя на следующую функцию указатель на "подопытную", надеясь, что компилятор расположит функции в памяти в порядке их объявления; 3) выделяем блок памяти в стеке или куче; 4) копируем туда подопытную функцию; 5) издеваемся над ней как заблагорассудится, например, расшифровываем на лету.</text:p>
      <text:p text:style-name="P5">Так или примерно так поступают тысячи программистов, удивляющихся почему программа падает при изменении ключей компиляции. А она и должна падать. Формально, язык Си позволяет получать указатель на функцию, но оставляет компилятору большую свободу и во многих случаях вместо указателя на функцию мы получаем указатель на переходник к ней вида <text:span text:style-name="T1">JMP [MEM]</text:span>.</text:p>
      <text:p text:style-name="P5">Существует только один _надежный_ способ достоверного определить адрес и размер функции — спросить об этом у нее самой! Идея заключается в следующем: при передаче "магических" аргументов, функция либо возвращает адрес своего начала/конца и тут же завершается, либо самостоятельно копирует себя в обозначенную локацию.</text:p>
      <text:p text:style-name="P5">Для нейтрализации возможных побочных эффектов следует использовать квалификатор <text:span text:style-name="T1">naked</text:span>, поддерживаемый <text:span text:style-name="T1">MS VC</text:span>, при котором компилятор не вставляет в функцию никакой "отсебятины" и даже пролог, эпилог и инструкцию возврата мы должны точить самостоятельно. Простейший вариант реализации приведен ниже. Обработка аргументов для упрощения не показана. Функция <text:span text:style-name="T1">foo </text:span>просто возвращает адрес своего начала. Адрес конца определяется аналогичным образом.</text:p>
      <text:p text:style-name="P3"/>
      <text:p text:style-name="P1">__declspec(naked) foo(int x)</text:p>
      <text:p text:style-name="P1">{</text:p>
      <text:p text:style-name="Standard"><text:span text:style-name="T4"><text:tab/></text:span><text:span text:style-name="T3">__asm{</text:span></text:p>
      <text:p text:style-name="Standard"><text:span text:style-name="T4"><text:tab/><text:tab/></text:span><text:span text:style-name="T3">call xxx</text:span><text:span text:style-name="T4"><text:tab/><text:tab/>; </text:span><text:span text:style-name="T3">заталкиваем в стек адрес </text:span><text:span text:style-name="T4">xxx</text:span></text:p>
      <text:p text:style-name="Standard"><text:span text:style-name="T4"><text:tab/></text:span><text:span text:style-name="T3">xxx:</text:span></text:p>
      <text:p text:style-name="Standard"><text:span text:style-name="T4"><text:tab/><text:tab/></text:span><text:span text:style-name="T3">pop eax</text:span><text:span text:style-name="T4"><text:tab/><text:tab/><text:tab/>; </text:span><text:span text:style-name="T3">адрес </text:span><text:span text:style-name="T4">xxx -&gt; EAX</text:span></text:p>
      <text:p text:style-name="Standard"><text:span text:style-name="T4"><text:tab/><text:tab/></text:span><text:span text:style-name="T3">sub eax, 5</text:span><text:span text:style-name="T4"><text:tab/><text:tab/>; </text:span><text:span text:style-name="T3">отнимаем длину </text:span><text:span text:style-name="T4">CALL</text:span></text:p>
      <text:p text:style-name="Standard"><text:span text:style-name="T4"><text:tab/><text:tab/></text:span><text:span text:style-name="T3">retn</text:span><text:span text:style-name="T4"><text:tab/><text:tab/><text:tab/>; </text:span><text:span text:style-name="T3">возвращаем адрес функции в регистре </text:span><text:span text:style-name="T4">EAX</text:span></text:p>
      <text:p text:style-name="P1">}</text:p>
      <text:p text:style-name="P1">}</text:p>
      <text:p text:style-name="P7">Листинг <text:sequence text:ref-name="refЛистинг0" text:name="Листинг" text:formula="ooow:Листинг+1" style:num-format="1">1</text:sequence> достоверное определение адреса начала функции</text:p>
      <text:p text:style-name="P5">Для обхода аппаратного <text:span text:style-name="T1">DEP (</text:span>по умолчанию задействованного только для системных приложений) необходимо выделить блок памяти функцией <text:span text:style-name="T1">VirtualAlloc</text:span> с флагами PAGE_EXECUTE_READWRITE или же изменить атрибуты уже выделенного блока вызовом <text:span text:style-name="T1">VirtualProtect.</text:span></text:p>
      <text:h text:style-name="Heading_20_2" text:outline-level="2">трюк 2: функции которые не возвращают управление</text:h>
      <text:p text:style-name="P5">Ничто не аноит хакеров так, как функции, не возвращающие управления. При трассировке типа <text:span text:style-name="T1">Step Over (</text:span>т.е. без захода в функции), отладчик как бы "проваливается" внутрь очередного <text:span text:style-name="T1">CALL'</text:span>а, теряя управление над отлаживаемой программой. И чем чаще это происходит, тем больше матерится хакер. Конечно, пошаговая трассировка (<text:span text:style-name="T1">Step Into) </text:span>отрабатывает нормально, но это такой геморрой — от взлома не остановит, но по крайней мере доставит психологическое удовлетворение, что мы нагадили хакеру. Мелочь, а приятно!</text:p>
      <text:p text:style-name="P5"><text:soft-page-break/>Кажется, что для поставленной задачи идеальным образом подходит пресловутый оператор <text:span text:style-name="T1">goto</text:span>, но он действует только в пределах одной функции, а за ее пределы вылетать обламывается. Это связано с тем, что каждая функция имеет свой стековый фрейм, свои аргументы, <text:span text:style-name="T1">etc </text:span>и потому попытка перехода в середину "чуждой" функции в общем случае ведет к краху программы, даже если использовать различные ассемблерные извращения.</text:p>
      <text:p text:style-name="P5">Структурные исключения позволяют передавать управление за пределы функции, однако, о них знают практически все хакеры и устроить им ловушку не получится. Только время зря потратим. К тому же, дальнобойность структурных исключений так же ограничена телом одной функции, а для ловли исключений за ее пределами приходится прибегать к ассемблерным вставкам и ручной установке фильтра посредством модификации указателя, хранящегося в ячейке <text:span text:style-name="T1">FS:[0]</text:span>, что во-первых, не переносимо, а, во-вторых, на <text:span text:style-name="T1">FS:[0] </text:span>легко установить точку останова на доступ к данным и тогда отладчик будет отлавливать все исключения и утраты управления над отлаживаемой программой не произойдет.</text:p>
      <text:p text:style-name="P5">ИМХО, самое лучшее, что можно сделать —<text:span text:style-name="T1"> </text:span>подменить адрес возврата из функции. Для этого даже необязательно прибегать к ассемблеру и можно получить практически полностью переносимый вариант, что очень даже хорошо!</text:p>
      <text:p text:style-name="P3">В упрощенном виде реализация выглядит так:</text:p>
      <text:p text:style-name="P3"/>
      <text:p text:style-name="Standard"><text:span text:style-name="T4">// </text:span><text:span text:style-name="T3">функция вызываемая из </text:span><text:span text:style-name="T4">foo</text:span></text:p>
      <text:p text:style-name="Standard"><text:span text:style-name="T4">// </text:span><text:span text:style-name="T3">путем подмены адреса возврата</text:span></text:p>
      <text:p text:style-name="P1">__cdecl bar(int a, int b)</text:p>
      <text:p text:style-name="P1">{</text:p>
      <text:p text:style-name="Standard"><text:span text:style-name="T3"><text:tab/></text:span><text:span text:style-name="T4">// </text:span><text:span text:style-name="T3">печатаем аргументы</text:span></text:p>
      <text:p text:style-name="Standard"><text:span text:style-name="T3"><text:tab/>printf("%x, %x ***\n"</text:span><text:span text:style-name="T4">,a,b</text:span><text:span text:style-name="T3">);</text:span></text:p>
      <text:p text:style-name="P1"><text:tab/></text:p>
      <text:p text:style-name="Standard"><text:span text:style-name="T4"><text:tab/>// </text:span><text:span text:style-name="T3">сейчас на вершине стека расположен</text:span></text:p>
      <text:p text:style-name="Standard"><text:span text:style-name="T3"><text:tab/></text:span><text:span text:style-name="T4">// </text:span><text:span text:style-name="T3">указатель на функцию </text:span><text:span text:style-name="T4">exit</text:span><text:span text:style-name="T3">, которой</text:span></text:p>
      <text:p text:style-name="Standard"><text:span text:style-name="T4"><text:tab/>// </text:span><text:span text:style-name="T3">и будет передано управление при</text:span></text:p>
      <text:p text:style-name="Standard"><text:span text:style-name="T3"><text:tab/></text:span><text:span text:style-name="T4">// </text:span><text:span text:style-name="T3">выходе из функции </text:span><text:span text:style-name="T4">bar</text:span></text:p>
      <text:p text:style-name="P1">}</text:p>
      <text:p text:style-name="P1"/>
      <text:p text:style-name="Standard"><text:span text:style-name="T3">__cdecl foo(int a, int b)</text:span></text:p>
      <text:p text:style-name="P1">{</text:p>
      <text:p text:style-name="Standard"><text:span text:style-name="T3"><text:tab/></text:span><text:span text:style-name="T4">// </text:span><text:span text:style-name="T3">подменяем адрес возврата в </text:span><text:span text:style-name="T4">main</text:span></text:p>
      <text:p text:style-name="Standard"><text:span text:style-name="T4"><text:tab/>// </text:span><text:span text:style-name="T3">на адрес функции </text:span><text:span text:style-name="T4">bar</text:span><text:span text:style-name="T3">, которой</text:span></text:p>
      <text:p text:style-name="Standard"><text:span text:style-name="T3"><text:tab/></text:span><text:span text:style-name="T4">// </text:span><text:span text:style-name="T3">и будет передано управление</text:span></text:p>
      <text:p text:style-name="P1"><text:tab/>*( <text:s/>(int*)&amp;a - 1 ) = (int*)bar;</text:p>
      <text:p text:style-name="P1">}</text:p>
      <text:p text:style-name="P1"/>
      <text:p text:style-name="P1">main()</text:p>
      <text:p text:style-name="P1">{</text:p>
      <text:p text:style-name="Standard"><text:span text:style-name="T3"><text:tab/></text:span><text:span text:style-name="T4">// </text:span><text:span text:style-name="T3">вызываем </text:span><text:span text:style-name="T4">foo</text:span></text:p>
      <text:p text:style-name="Standard"><text:span text:style-name="T3"><text:tab/>foo((</text:span><text:span text:style-name="T4">int)</text:span><text:span text:style-name="T3">exit, 2); </text:span></text:p>
      <text:p text:style-name="P2"><text:tab/></text:p>
      <text:p text:style-name="Standard"><text:span text:style-name="T3"><text:tab/></text:span><text:span text:style-name="T4">//</text:span><text:span text:style-name="T3"> сюда мы уже не вернемся</text:span></text:p>
      <text:p text:style-name="P1">}</text:p>
      <text:p text:style-name="P7">Листинг <text:sequence text:ref-name="refЛистинг1" text:name="Листинг" text:formula="ooow:Листинг+1" style:num-format="1">2</text:sequence> подмена адреса возврата из функции без ассемблерных извращений</text:p>
      <text:p text:style-name="P5">Идея основана на том, что в Си-соглашении аргументы функции заносятся в стек справа налево, то есть в момент вызова функции на вершине стека оказывается крайний левый аргумент, поверх которого забрасывается адрес возврата. Получив указатель на крайний левый аргумент (что можно сделать легальными средствами) и уменьшив его на величину машинного слова, мы локализуем положение адреса возврата, которое можно беспрепятственно модифицировать по своему усмотрению, в частности, заменить его адресом другой функции (в данном случае это функция <text:span text:style-name="T1">bar)</text:span>.</text:p>
      <text:p text:style-name="P5">Конструкция "( (int*)(&amp;a) - 1 )" определяет местоположение адреса возврата, закладываясь на тот факт, что на 32-разрядных платформах указатель на функцию имеет размер равный 32 битам и потому может адресоваться как <text:span text:style-name="T1">int*</text:span>. Это единственный системно-зависимый участок и чтобы избываться от зависимости, необходимо вместо <text:span text:style-name="T1">int* </text:span>использовать указатели на функцию, однако, они имеют чуть более сложный синтаксис, загромождающий пример лишними круглыми скобками, что отнюдь не способствует его пониманию.</text:p>
      <text:p text:style-name="P5">При запуске программы на экран вывалится "2, 12ffc0 ***<text:span text:style-name="T1">" </text:span>Как легко видеть, аргументы функции <text:span text:style-name="T1">bar </text:span>оказались сдвинутыми на одну позицию. Почему это произошло? А потому, что передача управления на <text:span text:style-name="T1">bar </text:span>осуществляется командой <text:span text:style-name="T1">RET</text:span>, которая работает как <text:span text:style-name="T1">JMP</text:span>, то есть совершает прыжок на <text:span text:style-name="T1">bar, "</text:span>забыв" положить в стек адрес возврата, роль которого приходится играть аргументу <text:span text:style-name="T1">"a" </text:span>функции <text:span text:style-name="T1">foo</text:span>, соответствующего аргументу <text:span text:style-name="T1">"b" </text:span>функции <text:span text:style-name="T1">bar</text:span>. <text:soft-page-break/>Следовательно, чтобы сохранить все аргументы, необходимо добавить к функции <text:span text:style-name="T1">foo </text:span>один фиктивный аргумент, расположенный слева.</text:p>
      <text:h text:style-name="Heading_20_2" text:outline-level="2">трюк 3: необрабатываемые исключения</text:h>
      <text:p text:style-name="P5">Про возможность передачи управления посредством структурных исключений мы уже говорили. Да и не только мы говорили. Об этом все говорят. Толку-то от этих исключений… Это даже не антиотладочный прием, а так… Однако, в <text:span text:style-name="T1">win32 API </text:span>есть одна довольно любопытная функция SetUnhandledExceptionFilter, устанавливающая фильтр для необрабатываемых исключений, получающий управление только в том случае, если программа находится не под отладкой. Причем, это не баг, а документированная фича. Если отладчик установлен, то все необрабатываемые исключения будет ловить он. До выполнения фильтра дело просто не дойдет!</text:p>
      <text:p text:style-name="P5">Рассмотрим простой пример:</text:p>
      <text:p text:style-name="P3"/>
      <text:p text:style-name="Standard"><text:span text:style-name="T3">int a = 0;<text:tab/><text:tab/><text:tab/><text:tab/><text:tab/><text:tab/><text:tab/><text:tab/></text:span><text:span text:style-name="T4">// </text:span><text:span text:style-name="T3">делитель</text:span></text:p>
      <text:p text:style-name="P1"/>
      <text:p text:style-name="Standard"><text:span text:style-name="T4">// </text:span><text:span text:style-name="T3">фильтр необработанных исключений</text:span></text:p>
      <text:p text:style-name="Standard"><text:span text:style-name="T4">// (</text:span><text:span text:style-name="T3">выполняется _только_ когда программа не под отладкой)</text:span></text:p>
      <text:p text:style-name="P1">LONG WINAPI foo(struct _EXCEPTION_POINTERS *ExceptionInfo)</text:p>
      <text:p text:style-name="P1">{</text:p>
      <text:p text:style-name="Standard"><text:span text:style-name="T3"><text:tab/></text:span><text:span text:style-name="T4">// </text:span><text:span text:style-name="T3">отмечаем свое присутствие на экране</text:span></text:p>
      <text:p text:style-name="P1"><text:tab/>printf("***\n");</text:p>
      <text:p text:style-name="P1"><text:tab/></text:p>
      <text:p text:style-name="Standard"><text:span text:style-name="T3"><text:tab/></text:span><text:span text:style-name="T4">// </text:span><text:span text:style-name="T3">увеличиваем делитель</text:span></text:p>
      <text:p text:style-name="P1"><text:tab/>a++;</text:p>
      <text:p text:style-name="P1"><text:tab/></text:p>
      <text:p text:style-name="Standard"><text:span text:style-name="T3"><text:tab/></text:span><text:span text:style-name="T4">// </text:span><text:span text:style-name="T3">пытаемся разделить еще раз</text:span></text:p>
      <text:p text:style-name="P1"><text:tab/>return -1;</text:p>
      <text:p text:style-name="P1">}</text:p>
      <text:p text:style-name="P1"/>
      <text:p text:style-name="P1">main()</text:p>
      <text:p text:style-name="P1">{</text:p>
      <text:p text:style-name="P1"><text:tab/>int *p=0; int b=0;</text:p>
      <text:p text:style-name="P1"><text:tab/></text:p>
      <text:p text:style-name="Standard"><text:span text:style-name="T3"><text:tab/></text:span><text:span text:style-name="T4">// </text:span><text:span text:style-name="T3">устанавливаем фильтр необработанных исключений</text:span></text:p>
      <text:p text:style-name="P1"><text:tab/>SetUnhandledExceptionFilter(foo);</text:p>
      <text:p text:style-name="P1"><text:tab/></text:p>
      <text:p text:style-name="Standard"><text:span text:style-name="T3"><text:tab/></text:span><text:span text:style-name="T4">// </text:span><text:span text:style-name="T3">совершаем недопустимую операцию</text:span></text:p>
      <text:p text:style-name="Standard"><text:span text:style-name="T3"><text:tab/>b = b /a;</text:span></text:p>
      <text:p text:style-name="P1"><text:tab/></text:p>
      <text:p text:style-name="Standard"><text:span text:style-name="T3"><text:tab/></text:span><text:span text:style-name="T4">// </text:span><text:span text:style-name="T3">отмечаем свое присутствие на экране</text:span></text:p>
      <text:p text:style-name="P1"><text:tab/>printf("here!\n");</text:p>
      <text:p text:style-name="P1">}</text:p>
      <text:p text:style-name="P7">Листинг <text:sequence text:ref-name="refЛистинг2" text:name="Листинг" text:formula="ooow:Листинг+1" style:num-format="1">3</text:sequence> программа, защищенная фильтром необработанных исключений</text:p>
      <text:p text:style-name="P5">При нормальном выполнении он выбрасывает исключение, возникающее при делении на ноль, подхватываемое функцией-фильтром <text:span text:style-name="T1">foo</text:span>, которая выводит на экран <text:span text:style-name="T1">"***"</text:span>, увеличивает делитель на единицу, повторяя операцию деления еще раз, в результате чего все работает нормально и ни одной мыши при выполнении программы не страдает.</text:p>
      <text:p text:style-name="P5">А теперь запустим программу под <text:span text:style-name="T1">OllyDebugger'</text:span>ом или другим прикладным отладчиком. И что же?! Отладчик, спотыкнувшись об исключение, застывает, как кролик перед питоном. Пытаемая передать исключение в программу (в <text:span text:style-name="T1">OllyDebugger'</text:span>е это <text:span text:style-name="T1">Shift-F7/F8/F9)</text:span>. Обычно это помогает, но только не сейчас! Отладчик зацикливается на исключении, отлавливая его вновь и вновь, а все потому что функция-фильтр, увеличивающая делитель, _не_ получает управления и увеличивать его становится некому.</text:p>
      <text:p text:style-name="P5"><text:span text:style-name="T1">Soft-Ice </text:span>(будучи запущенным) так же всплывает ругаясь на исключение (даже если программа и не находится под отладкой), но по выходу из него, все продолжает работать без проблем, а потому, против <text:span text:style-name="T1">Soft-Ice </text:span>этот прием реально никак не действует, хотя если исключения будут сыпаться как из рога изобилия, то хакеру придется конкретно попотеть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9:14:00</meta:creation-date>
    <dc:creator>kk</dc:creator>
    <dc:date>2007-11-01T04:31:00</dc:date>
    <meta:editing-cycles>89</meta:editing-cycles>
    <meta:editing-duration>PT8H3M</meta:editing-duration>
    <meta:document-statistic meta:table-count="0" meta:image-count="0" meta:object-count="0" meta:page-count="3" meta:paragraph-count="90" meta:word-count="1266" meta:character-count="9064" meta:non-whitespace-character-count="7818"/>
    <meta:generator>LibreOffice/5.1.4.2$Windows_x86 LibreOffice_project/f99d75f39f1c57ebdd7ffc5f42867c12031db97a</meta:generator>
  </office:meta>
</office:document-meta>
</file>